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stroke="none" svg:stroke-width="0.001cm" draw:fill-color="#c9c9b6"/>
    </style:style>
    <style:style style:name="gr2" style:family="graphic" style:parent-style-name="standard">
      <style:graphic-properties svg:stroke-width="0.001cm" svg:stroke-color="#494936" draw:fill="none" draw:fill-color="#ffffff" fo:padding-top="-0.049cm" fo:padding-bottom="-0.049cm" fo:padding-left="-0.049cm" fo:padding-right="-0.049cm"/>
    </style:style>
    <style:style style:name="gr3" style:family="graphic" style:parent-style-name="standard">
      <style:graphic-properties draw:stroke="none" svg:stroke-width="0.001cm" draw:fill-color="#b7b79d"/>
    </style:style>
    <style:style style:name="gr4" style:family="graphic" style:parent-style-name="standard">
      <style:graphic-properties draw:stroke="none" svg:stroke-width="0.001cm" draw:fill-color="#7a7a5a"/>
    </style:style>
    <style:style style:name="gr5" style:family="graphic" style:parent-style-name="standard">
      <style:graphic-properties draw:stroke="none" svg:stroke-width="0.001cm" draw:fill-color="#000000"/>
    </style:style>
    <style:style style:name="gr6" style:family="graphic" style:parent-style-name="standard">
      <style:graphic-properties svg:stroke-width="0.001cm" svg:stroke-color="#000000" draw:fill="none" draw:fill-color="#ffffff" fo:padding-top="-0.049cm" fo:padding-bottom="-0.049cm" fo:padding-left="-0.049cm" fo:padding-right="-0.049cm"/>
    </style:style>
    <style:style style:name="gr7" style:family="graphic" style:parent-style-name="standard">
      <style:graphic-properties draw:stroke="none" svg:stroke-width="0.001cm" draw:fill-color="#5a777a"/>
    </style:style>
    <style:style style:name="gr8" style:family="graphic" style:parent-style-name="standard">
      <style:graphic-properties draw:stroke="none" svg:stroke-width="0.001cm" draw:fill-color="#e7ecec"/>
    </style:style>
    <style:style style:name="gr9" style:family="graphic" style:parent-style-name="standard">
      <style:graphic-properties svg:stroke-width="0.001cm" svg:stroke-color="#5a777a" draw:fill="none" draw:fill-color="#ffffff" fo:padding-top="-0.049cm" fo:padding-bottom="-0.049cm" fo:padding-left="-0.049cm" fo:padding-right="-0.049cm"/>
    </style:style>
  </office:automatic-styles>
  <office:body>
    <office:drawing>
      <draw:page draw:name="page1" draw:style-name="dp1" draw:master-page-name="Default">
        <draw:g>
          <draw:glue-point draw:id="4" svg:x="-2.694cm" svg:y="-5cm"/>
          <draw:glue-point draw:id="5" svg:x="4.825cm" svg:y="-5cm"/>
          <draw:glue-point draw:id="6" svg:x="1.065cm" svg:y="-5cm"/>
          <draw:glue-point draw:id="7" svg:x="-5cm" svg:y="5cm"/>
          <draw:glue-point draw:id="8" svg:x="3.164cm" svg:y="5cm"/>
          <draw:glue-point draw:id="9" svg:x="-0.917cm" svg:y="5cm"/>
          <draw:glue-point draw:id="10" svg:x="5cm" svg:y="2.5cm"/>
          <draw:glue-point draw:id="11" svg:x="5cm" svg:y="-1.249cm"/>
          <draw:glue-point draw:id="12" svg:x="5cm" svg:y="1.132cm"/>
          <draw:glue-point draw:id="13" svg:x="1.716cm" svg:y="0.265cm"/>
          <draw:polygon draw:style-name="gr1" draw:layer="layout" svg:width="1.725cm" svg:height="0.191cm" svg:x="0.299cm" svg:y="1.226cm" svg:viewBox="0 0 1726 192" draw:points="0,192 203,0 1726,0 1522,192">
            <text:p/>
          </draw:polygon>
          <draw:polygon draw:style-name="gr2" draw:layer="layout" svg:width="1.725cm" svg:height="0.191cm" svg:x="0.299cm" svg:y="1.226cm" svg:viewBox="0 0 1726 192" draw:points="0,192 203,0 1726,0 1522,192">
            <text:p/>
          </draw:polygon>
          <draw:polygon draw:style-name="gr3" draw:layer="layout" svg:width="1.522cm" svg:height="0.286cm" svg:x="0.299cm" svg:y="1.417cm" svg:viewBox="0 0 1523 287" draw:points="0,0 1523,0 1523,287 0,287">
            <text:p/>
          </draw:polygon>
          <draw:polygon draw:style-name="gr2" draw:layer="layout" svg:width="1.522cm" svg:height="0.286cm" svg:x="0.299cm" svg:y="1.417cm" svg:viewBox="0 0 1523 287" draw:points="0,0 1523,0 1523,287 0,287">
            <text:p/>
          </draw:polygon>
          <draw:polygon draw:style-name="gr4" draw:layer="layout" svg:width="0.203cm" svg:height="0.476cm" svg:x="1.821cm" svg:y="1.226cm" svg:viewBox="0 0 204 477" draw:points="0,477 204,274 204,0 0,191">
            <text:p/>
          </draw:polygon>
          <draw:polygon draw:style-name="gr2" draw:layer="layout" svg:width="0.203cm" svg:height="0.476cm" svg:x="1.821cm" svg:y="1.226cm" svg:viewBox="0 0 204 477" draw:points="0,477 204,274 204,0 0,191">
            <text:p/>
          </draw:polygon>
          <draw:polygon draw:style-name="gr5" draw:layer="layout" svg:width="1.641cm" svg:height="0.155cm" svg:x="0.348cm" svg:y="1.226cm" svg:viewBox="0 0 1642 156" draw:points="0,156 155,0 1642,0 1485,156">
            <text:p/>
          </draw:polygon>
          <draw:polygon draw:style-name="gr6" draw:layer="layout" svg:width="1.641cm" svg:height="0.155cm" svg:x="0.348cm" svg:y="1.226cm" svg:viewBox="0 0 1642 156" draw:points="0,156 155,0 1642,0 1485,156">
            <text:p/>
          </draw:polygon>
          <draw:polygon draw:style-name="gr1" draw:layer="layout" svg:width="1.69cm" svg:height="0.155cm" svg:x="0.299cm" svg:y="0cm" svg:viewBox="0 0 1691 156" draw:points="0,156 167,0 1691,0 1523,156">
            <text:p/>
          </draw:polygon>
          <draw:polygon draw:style-name="gr2" draw:layer="layout" svg:width="1.69cm" svg:height="0.155cm" svg:x="0.299cm" svg:y="0cm" svg:viewBox="0 0 1691 156" draw:points="0,156 167,0 1691,0 1523,156">
            <text:p/>
          </draw:polygon>
          <draw:polygon draw:style-name="gr3" draw:layer="layout" svg:width="1.533cm" svg:height="1.202cm" svg:x="0.299cm" svg:y="0.155cm" svg:viewBox="0 0 1534 1203" draw:points="0,0 1534,0 1534,1203 0,1203">
            <text:p/>
          </draw:polygon>
          <draw:polygon draw:style-name="gr2" draw:layer="layout" svg:width="1.533cm" svg:height="1.202cm" svg:x="0.299cm" svg:y="0.155cm" svg:viewBox="0 0 1534 1203" draw:points="0,0 1534,0 1534,1203 0,1203">
            <text:p/>
          </draw:polygon>
          <draw:polygon draw:style-name="gr7" draw:layer="layout" svg:width="1.27cm" svg:height="0.928cm" svg:x="0.431cm" svg:y="0.309cm" svg:viewBox="0 0 1271 929" draw:points="0,0 1271,0 1271,929 0,929">
            <text:p/>
          </draw:polygon>
          <draw:polygon draw:style-name="gr2" draw:layer="layout" svg:width="1.27cm" svg:height="0.928cm" svg:x="0.431cm" svg:y="0.309cm" svg:viewBox="0 0 1271 929" draw:points="0,0 1271,0 1271,929 0,929">
            <text:p/>
          </draw:polygon>
          <draw:polygon draw:style-name="gr4" draw:layer="layout" svg:width="0.168cm" svg:height="1.345cm" svg:x="1.821cm" svg:y="0cm" svg:viewBox="0 0 169 1346" draw:points="0,1346 169,1179 169,0 0,154">
            <text:p/>
          </draw:polygon>
          <draw:polygon draw:style-name="gr2" draw:layer="layout" svg:width="0.168cm" svg:height="1.345cm" svg:x="1.821cm" svg:y="0cm" svg:viewBox="0 0 169 1346" draw:points="0,1346 169,1179 169,0 0,154">
            <text:p/>
          </draw:polygon>
          <draw:polygon draw:style-name="gr1" draw:layer="layout" svg:width="1.893cm" svg:height="0.297cm" svg:x="0cm" svg:y="1.644cm" svg:viewBox="0 0 1894 298" draw:points="0,298 240,0 1894,0 1653,298">
            <text:p/>
          </draw:polygon>
          <draw:polygon draw:style-name="gr2" draw:layer="layout" svg:width="1.893cm" svg:height="0.297cm" svg:x="0cm" svg:y="1.644cm" svg:viewBox="0 0 1894 298" draw:points="0,298 240,0 1894,0 1653,298">
            <text:p/>
          </draw:polygon>
          <draw:polygon draw:style-name="gr4" draw:layer="layout" svg:width="0.24cm" svg:height="0.356cm" svg:x="1.653cm" svg:y="1.644cm" svg:viewBox="0 0 241 357" draw:points="0,357 241,107 241,0 0,297">
            <text:p/>
          </draw:polygon>
          <draw:polygon draw:style-name="gr2" draw:layer="layout" svg:width="0.24cm" svg:height="0.356cm" svg:x="1.653cm" svg:y="1.644cm" svg:viewBox="0 0 241 357" draw:points="0,357 241,107 241,0 0,297">
            <text:p/>
          </draw:polygon>
          <draw:polygon draw:style-name="gr3" draw:layer="layout" svg:width="1.653cm" svg:height="0.059cm" svg:x="0cm" svg:y="1.941cm" svg:viewBox="0 0 1654 60" draw:points="0,0 1654,0 1654,60 0,60">
            <text:p/>
          </draw:polygon>
          <draw:polygon draw:style-name="gr2" draw:layer="layout" svg:width="1.653cm" svg:height="0.059cm" svg:x="0cm" svg:y="1.941cm" svg:viewBox="0 0 1654 60" draw:points="0,0 1654,0 1654,60 0,60">
            <text:p/>
          </draw:polygon>
          <draw:polygon draw:style-name="gr8" draw:layer="layout" svg:width="0.491cm" svg:height="0.286cm" svg:x="0.874cm" svg:y="0.428cm" svg:viewBox="0 0 492 287" draw:points="492,143 491,136 490,128 488,121 486,114 483,107 480,100 476,93 471,87 466,80 460,74 454,67 447,61 439,55 432,49 424,44 415,39 406,34 396,30 386,26 375,21 365,17 353,14 342,11 330,8 319,6 307,5 295,3 283,1 270,1 258,0 245,0 233,0 220,1 208,1 196,3 184,5 172,6 160,8 148,11 137,14 126,17 116,21 105,26 95,30 85,34 76,39 67,44 59,49 51,55 43,61 36,67 30,74 25,80 19,87 15,93 11,100 7,107 5,114 2,121 1,128 0,136 0,143 0,150 1,158 2,164 5,172 7,179 11,186 15,193 19,199 25,206 30,212 36,219 43,225 51,231 59,237 67,242 76,247 85,252 95,256 105,261 116,265 126,269 137,272 148,275 160,278 172,280 184,282 196,283 208,285 220,286 233,287 245,287 258,287 270,286 283,285 295,283 307,282 319,280 330,278 342,275 353,272 365,269 375,265 386,261 396,256 406,252 415,247 424,242 432,237 439,231 447,225 454,219 460,212 466,206 471,199 476,193 480,186 483,179 486,172 488,164 490,158 491,150">
            <text:p/>
          </draw:polygon>
          <draw:polygon draw:style-name="gr8" draw:layer="layout" svg:width="0.371cm" svg:height="0.286cm" svg:x="0.61cm" svg:y="0.5cm" svg:viewBox="0 0 372 287" draw:points="372,143 371,136 371,129 370,122 368,114 366,107 363,100 360,93 357,86 353,80 349,74 344,67 339,61 333,56 327,49 321,45 313,39 307,34 299,30 292,25 284,21 276,18 267,14 259,11 250,9 241,6 232,4 223,2 214,1 204,0 195,0 186,0 176,0 167,0 158,1 149,2 139,4 130,6 121,9 113,11 104,14 96,18 87,21 80,25 72,30 64,34 58,39 51,45 45,49 39,56 33,61 27,67 23,74 19,80 15,86 11,93 9,100 5,107 4,114 2,122 1,129 0,136 0,143 0,150 1,158 2,165 4,172 5,179 9,186 11,193 15,200 19,206 23,213 27,220 33,225 39,231 45,237 51,242 58,247 64,252 72,256 80,261 87,265 96,269 104,272 113,275 121,278 130,281 139,282 149,284 158,285 167,286 176,286 186,287 195,286 204,286 214,285 223,284 232,282 241,281 250,278 259,275 267,272 276,269 284,265 292,261 299,256 307,252 313,247 321,242 327,237 333,231 339,225 344,220 349,213 353,206 357,200 360,193 363,186 366,179 368,172 370,165 371,158 371,150">
            <text:p/>
          </draw:polygon>
          <draw:polygon draw:style-name="gr8" draw:layer="layout" svg:width="0.252cm" svg:height="0.226cm" svg:x="0.49cm" svg:y="0.678cm" svg:viewBox="0 0 253 227" draw:points="253,113 253,107 252,102 252,96 250,90 249,85 247,79 245,74 243,68 240,63 237,58 234,53 230,49 226,44 222,39 218,35 213,31 209,27 203,23 198,20 193,17 188,14 182,11 176,9 170,6 165,4 158,3 152,2 145,1 139,0 133,0 126,0 120,0 114,0 107,1 101,2 94,3 89,4 82,6 76,9 70,11 65,14 59,17 54,20 49,23 44,27 39,31 34,35 30,39 26,44 22,49 19,53 15,58 13,63 10,68 7,74 6,79 3,85 2,90 1,96 1,102 0,107 0,113 0,119 1,124 1,131 2,136 3,142 6,147 7,152 10,158 13,163 15,168 19,173 22,178 26,183 30,187 34,192 39,195 44,199 49,203 54,206 59,209 65,213 70,215 76,217 82,220 89,222 94,223 101,224 107,225 114,226 120,227 126,227 133,227 139,226 145,225 152,224 158,223 165,222 170,220 176,217 182,215 188,213 193,209 198,206 203,203 209,199 213,195 218,192 222,187 226,183 230,178 234,173 237,168 240,163 243,158 245,152 247,147 249,142 250,136 252,131 252,124 253,119">
            <text:p/>
          </draw:polygon>
          <draw:polygon draw:style-name="gr8" draw:layer="layout" svg:width="0.382cm" svg:height="0.25cm" svg:x="0.563cm" svg:y="0.773cm" svg:viewBox="0 0 383 251" draw:points="383,125 382,118 382,113 381,106 379,100 377,93 374,88 371,81 367,76 364,70 359,64 354,59 348,54 342,48 336,43 330,38 323,34 316,30 309,26 301,22 292,18 284,15 276,13 267,10 257,7 248,6 239,4 230,2 220,1 210,0 201,0 191,0 182,0 172,0 162,1 152,2 143,4 134,6 125,7 115,10 106,13 98,15 90,18 82,22 74,26 66,30 59,34 52,38 46,43 40,48 34,54 29,59 24,64 19,70 15,76 11,81 8,88 6,93 3,100 2,106 1,113 0,118 0,125 0,131 1,138 2,144 3,150 6,156 8,163 11,169 15,174 19,180 24,186 29,191 34,196 40,202 46,206 52,211 59,215 66,220 74,224 82,228 90,231 98,235 106,237 115,240 125,242 134,244 143,246 152,247 162,249 172,249 182,251 191,251 201,251 210,249 220,249 230,247 239,246 248,244 257,242 267,240 276,237 284,235 292,231 301,228 309,224 316,220 323,215 330,211 336,206 342,202 348,196 354,191 359,186 364,180 367,174 371,169 374,163 377,156 379,150 381,144 382,138 382,131">
            <text:p/>
          </draw:polygon>
          <draw:polygon draw:style-name="gr8" draw:layer="layout" svg:width="0.575cm" svg:height="0.297cm" svg:x="0.838cm" svg:y="0.809cm" svg:viewBox="0 0 576 298" draw:points="576,149 575,141 574,133 573,126 570,118 566,111 562,104 557,97 552,90 546,83 540,76 532,70 524,63 515,58 506,52 497,46 486,41 475,36 465,31 452,26 440,22 428,18 415,15 401,11 388,9 374,6 360,4 346,2 331,1 317,0 302,0 288,0 273,0 258,0 244,1 229,2 216,4 202,6 188,9 174,11 161,15 148,18 135,22 124,26 112,31 100,36 89,41 79,46 70,52 60,58 51,63 43,70 36,76 29,83 23,90 18,97 13,104 9,111 6,118 3,126 1,133 0,141 0,149 0,156 1,164 3,172 6,179 9,186 13,194 18,201 23,208 29,215 36,221 43,228 51,234 60,240 70,246 79,251 89,256 100,262 112,267 124,271 135,275 148,279 161,283 174,286 188,288 202,291 216,293 229,295 244,296 258,297 273,297 288,298 302,297 317,297 331,296 346,295 360,293 374,291 388,288 401,286 415,283 428,279 440,275 452,271 465,267 475,262 486,256 497,251 506,246 515,240 524,234 532,228 540,221 546,215 552,208 557,201 562,194 566,186 570,179 573,172 574,164 575,156">
            <text:p/>
          </draw:polygon>
          <draw:polygon draw:style-name="gr8" draw:layer="layout" svg:width="0.371cm" svg:height="0.214cm" svg:x="1.198cm" svg:y="0.512cm" svg:viewBox="0 0 372 215" draw:points="372,107 371,101 370,96 369,90 368,85 365,80 363,75 360,70 356,65 353,60 348,55 344,50 338,46 332,42 327,37 320,33 313,29 306,26 300,22 291,19 283,16 276,13 267,10 259,8 250,6 241,4 232,4 223,2 213,1 204,1 195,0 185,0 176,0 167,1 157,1 148,2 138,4 129,4 121,6 112,8 104,10 95,13 87,16 79,19 71,22 64,26 58,29 50,33 44,37 38,42 33,46 27,50 23,55 18,60 14,65 11,70 8,75 5,80 3,85 1,90 0,96 0,101 0,107 0,113 0,118 1,124 3,129 5,134 8,140 11,144 14,149 18,154 23,159 27,164 33,169 38,172 44,177 50,181 58,185 64,188 71,192 79,195 87,198 95,201 104,204 112,206 121,208 129,210 138,211 148,213 157,213 167,213 176,215 185,215 195,215 204,213 213,213 223,213 232,211 241,210 250,208 259,206 267,204 276,201 283,198 291,195 300,192 306,188 313,185 320,181 327,177 332,172 338,169 344,164 348,159 353,154 356,149 360,144 363,140 365,134 368,129 369,124 370,118 371,113">
            <text:p/>
          </draw:polygon>
          <draw:polygon draw:style-name="gr8" draw:layer="layout" svg:width="0.359cm" svg:height="0.214cm" svg:x="1.257cm" svg:y="0.654cm" svg:viewBox="0 0 360 215" draw:points="360,107 359,102 358,96 358,91 356,85 354,80 352,75 349,70 345,65 341,60 337,55 332,50 327,46 322,42 316,37 310,33 304,29 297,26 290,22 282,19 275,16 267,14 259,10 250,8 242,6 234,5 225,3 216,2 207,1 198,1 189,0 180,0 171,0 162,1 152,1 143,2 135,3 126,5 117,6 108,8 100,10 92,14 85,16 76,19 69,22 62,26 55,29 49,33 43,37 37,42 32,46 27,50 22,55 18,60 14,65 10,70 8,75 5,80 3,85 1,91 0,96 0,102 0,107 0,112 0,118 1,124 3,129 5,134 8,140 10,144 14,150 18,155 22,160 27,164 32,169 37,173 43,177 49,181 55,185 62,189 69,192 76,196 85,199 92,201 100,204 108,206 117,208 126,210 135,212 143,212 152,213 162,214 171,215 180,215 189,215 198,214 207,213 216,212 225,212 234,210 242,208 250,206 259,204 267,201 275,199 282,196 290,192 297,189 304,185 310,181 316,177 322,173 327,169 332,164 337,160 341,155 345,150 349,144 352,140 354,134 356,129 358,124 358,118 359,112">
            <text:p/>
          </draw:polygon>
          <draw:polygon draw:style-name="gr8" draw:layer="layout" svg:width="0.36cm" svg:height="0.357cm" svg:x="1.221cm" svg:y="0.702cm" svg:viewBox="0 0 361 358" draw:points="361,179 360,169 359,160 358,152 357,143 355,133 353,125 349,116 346,108 342,100 338,91 333,84 328,76 323,68 317,62 311,55 305,49 298,43 290,37 283,31 276,26 268,21 260,18 251,14 242,11 234,7 225,5 217,3 208,1 199,0 190,0 180,0 171,0 162,0 153,1 144,3 135,5 127,7 118,11 109,14 100,18 92,21 85,26 77,31 70,37 63,43 56,49 49,55 43,62 37,68 32,76 27,84 22,91 18,100 14,108 11,116 8,125 5,133 4,143 2,152 1,160 0,169 0,179 0,188 1,197 2,205 4,214 5,224 8,232 11,241 14,250 18,257 22,266 27,273 32,281 37,289 43,295 49,302 56,308 63,314 70,320 77,326 85,331 92,336 100,339 109,343 118,347 127,350 135,352 144,354 153,356 162,357 171,358 180,358 190,358 199,357 208,356 217,354 225,352 234,350 242,347 251,343 260,339 268,336 276,331 283,326 290,320 298,314 305,308 311,302 317,295 323,289 328,281 333,273 338,266 342,257 346,250 349,241 353,232 355,224 357,214 358,205 359,197 360,188">
            <text:p/>
          </draw:polygon>
          <draw:polygon draw:style-name="gr8" draw:layer="layout" svg:width="0.731cm" svg:height="0.357cm" svg:x="0.694cm" svg:y="0.595cm" svg:viewBox="0 0 732 358" draw:points="732,178 731,169 730,160 728,151 724,142 720,134 715,125 709,117 702,108 695,99 686,92 677,84 666,76 655,69 643,62 631,55 618,49 604,42 590,37 575,32 559,27 543,22 527,18 510,14 493,11 475,8 458,6 440,3 421,2 403,1 384,0 365,0 347,0 328,1 310,2 292,3 274,6 256,8 238,11 221,14 204,18 188,22 172,27 156,32 142,37 127,42 114,49 100,55 88,62 76,69 65,76 55,84 46,92 37,99 29,108 23,117 16,125 11,134 7,142 3,151 2,160 0,169 0,178 0,187 2,196 3,206 7,215 11,223 16,232 23,240 29,249 37,257 46,265 55,273 65,281 76,287 88,295 100,302 114,308 127,314 142,320 156,325 172,330 188,335 204,339 221,343 238,346 256,349 274,351 292,353 310,355 328,356 347,357 365,358 384,357 403,356 421,355 440,353 458,351 475,349 493,346 510,343 527,339 543,335 559,330 575,325 590,320 604,314 618,308 631,302 643,295 655,287 666,281 677,273 686,265 695,257 702,249 709,240 715,232 720,223 724,215 728,206 730,196 731,187">
            <text:p/>
          </draw:polygon>
          <draw:polygon draw:style-name="gr8" draw:layer="layout" svg:width="0.492cm" svg:height="0.143cm" svg:x="0.879cm" svg:y="0.429cm" svg:viewBox="0 0 493 144" draw:points="247,144 493,111 489,104 486,97 482,90 476,83 471,77 465,71 458,64 451,59 443,53 435,47 426,42 417,37 407,32 397,28 387,23 376,20 365,16 354,13 342,10 330,7 318,5 306,3 293,2 281,0 268,0 256,0 243,0 230,0 217,0 204,1 192,2 180,5 167,7 156,9 144,12 133,15 121,19 111,22 100,26 89,31 80,35 71,41 62,46 53,51 46,57 38,62 31,69 25,75 19,82 14,88 9,95 6,102 2,109 0,116">
            <text:p/>
          </draw:polygon>
          <draw:polyline draw:style-name="gr9" draw:layer="layout" svg:width="0.492cm" svg:height="0.116cm" svg:x="0.879cm" svg:y="0.429cm" svg:viewBox="0 0 493 117" draw:points="493,112 489,104 486,97 482,91 476,84 470,77 465,71 458,65 451,59 443,53 435,47 426,42 417,37 407,32 397,28 387,23 376,20 365,16 354,13 342,10 330,7 318,5 306,3 293,2 280,0 268,0 255,0 243,0 230,0 217,0 205,2 192,3 180,5 167,6 156,9 144,12 133,16 121,19 111,23 100,26 89,31 80,36 71,41 62,46 53,51 46,57 39,63 31,69 25,76 19,82 14,88 10,95 6,102 2,110 0,117">
            <text:p/>
          </draw:polyline>
          <draw:polygon draw:style-name="gr8" draw:layer="layout" svg:width="0.301cm" svg:height="0.167cm" svg:x="0.61cm" svg:y="0.5cm" svg:viewBox="0 0 302 168" draw:points="186,142 302,30 295,26 287,22 278,18 271,15 262,12 254,9 244,6 236,5 226,3 217,1 208,1 199,0 190,0 180,0 171,0 161,1 152,2 143,4 133,5 125,8 116,10 107,13 99,16 91,20 83,24 75,28 68,32 61,37 54,42 47,47 41,52 36,58 30,64 26,70 21,76 17,83 13,90 10,97 7,104 5,110 3,117 1,124 0,132 0,138 0,146 0,153 1,161 3,168">
            <text:p/>
          </draw:polygon>
          <draw:polyline draw:style-name="gr9" draw:layer="layout" svg:width="0.301cm" svg:height="0.167cm" svg:x="0.61cm" svg:y="0.5cm" svg:viewBox="0 0 302 168" draw:points="302,31 295,26 287,22 278,19 271,15 262,12 253,9 244,6 235,5 226,3 217,1 208,1 198,0 190,0 180,0 171,0 161,1 152,2 143,4 134,5 125,8 116,10 108,13 99,16 91,20 83,24 76,28 68,32 61,36 54,42 47,47 42,52 36,58 31,64 26,70 21,76 17,83 13,90 10,97 7,103 5,111 3,118 1,124 0,132 0,139 0,147 0,154 1,161 3,168">
            <text:p/>
          </draw:polyline>
          <draw:polygon draw:style-name="gr8" draw:layer="layout" svg:width="0.322cm" svg:height="0.135cm" svg:x="0.563cm" svg:y="0.889cm" svg:viewBox="0 0 323 136" draw:points="197,4 0,0 0,6 0,13 1,20 2,26 4,33 7,39 10,45 13,52 17,58 22,64 26,70 32,75 38,81 43,86 50,91 57,96 64,101 72,105 80,109 88,114 97,117 105,120 114,123 123,125 133,128 142,130 152,132 162,133 172,134 182,135 192,136 202,136 212,135 222,134 232,133 242,132 251,130 261,128 270,125 279,123 289,120 297,117 306,114 314,110 323,106">
            <text:p/>
          </draw:polygon>
          <draw:polyline draw:style-name="gr9" draw:layer="layout" svg:width="0.323cm" svg:height="0.134cm" svg:x="0.563cm" svg:y="0.889cm" svg:viewBox="0 0 324 135" draw:points="0,0 0,6 0,13 1,19 3,26 5,33 7,39 10,45 14,52 17,58 22,64 27,69 31,75 38,81 43,86 50,91 57,96 65,100 72,105 80,109 88,113 97,116 106,120 115,122 124,125 134,127 143,129 152,131 163,132 173,134 183,134 193,135 203,135 212,134 222,134 233,132 243,131 252,129 261,127 271,125 281,122 289,120 298,116 307,113 315,109 324,105">
            <text:p/>
          </draw:polyline>
          <draw:polygon draw:style-name="gr8" draw:layer="layout" svg:width="0.249cm" svg:height="0.142cm" svg:x="1.32cm" svg:y="0.512cm" svg:viewBox="0 0 250 143" draw:points="63,107 239,143 242,137 245,132 246,126 248,121 249,116 250,110 250,105 249,99 248,94 246,88 244,83 242,77 239,72 236,67 232,62 227,57 223,52 218,47 213,43 206,39 200,35 194,31 187,26 179,24 172,20 164,17 156,14 147,12 138,9 130,7 121,5 112,4 103,2 93,1 84,1 74,0 64,0 55,0 46,0 37,1 27,2 18,4 9,4 0,6">
            <text:p/>
          </draw:polygon>
          <draw:polyline draw:style-name="gr9" draw:layer="layout" svg:width="0.249cm" svg:height="0.141cm" svg:x="1.32cm" svg:y="0.512cm" svg:viewBox="0 0 250 142" draw:points="239,142 242,136 245,131 247,126 248,120 249,115 250,110 250,104 249,98 248,92 246,87 245,82 242,76 239,71 236,67 232,62 228,56 223,51 218,47 213,42 207,39 200,34 193,30 187,27 179,23 171,19 164,17 156,13 147,11 138,8 130,7 121,5 112,3 102,2 93,1 84,0 74,0 64,0 55,0 46,0 37,1 27,2 18,3 8,4 0,6">
            <text:p/>
          </draw:polyline>
          <draw:polygon draw:style-name="gr8" draw:layer="layout" svg:width="0.204cm" svg:height="0.116cm" svg:x="1.413cm" svg:y="0.692cm" svg:viewBox="0 0 205 117" draw:points="0,70 188,117 192,111 195,105 198,99 201,93 202,87 203,81 204,75 205,68 204,63 203,56 202,50 200,44 198,38 194,32 190,27 186,21 182,15 177,9 171,4 166,0">
            <text:p/>
          </draw:polygon>
          <draw:polyline draw:style-name="gr9" draw:layer="layout" svg:width="0.039cm" svg:height="0.116cm" svg:x="1.578cm" svg:y="0.692cm" svg:viewBox="0 0 40 117" draw:points="23,117 27,111 31,104 33,99 36,92 38,86 39,79 40,73 40,66 38,59 38,53 36,47 33,40 30,34 27,28 23,22 17,16 12,10 6,5 0,0">
            <text:p/>
          </draw:polyline>
          <draw:polygon draw:style-name="gr8" draw:layer="layout" svg:width="0.245cm" svg:height="0.239cm" svg:x="1.347cm" svg:y="0.832cm" svg:viewBox="0 0 246 240" draw:points="60,55 0,230 8,232 18,235 27,237 36,239 46,239 55,240 64,240 74,239 84,239 93,237 103,235 112,232 121,230 129,226 138,223 147,218 155,214 164,209 171,203 179,197 186,191 193,184 199,177 205,170 211,162 216,155 222,146 226,138 230,130 233,121 237,112 239,102 242,93 243,84 245,75 246,65 246,56 246,46 245,37 244,28 242,18 240,9 237,0">
            <text:p/>
          </draw:polygon>
          <draw:polyline draw:style-name="gr9" draw:layer="layout" svg:width="0.246cm" svg:height="0.238cm" svg:x="1.346cm" svg:y="0.832cm" svg:viewBox="0 0 247 239" draw:points="0,229 9,232 18,233 28,236 36,238 46,238 56,239 65,239 74,238 84,238 94,236 103,233 112,232 121,229 130,225 139,222 147,217 156,213 164,208 172,202 179,197 187,190 193,183 200,176 206,170 211,161 217,154 222,146 227,137 230,129 234,120 237,111 240,102 242,93 244,84 246,75 247,65 247,55 247,46 246,36 245,27 243,18 241,9 238,0">
            <text:p/>
          </draw:polyline>
          <draw:polygon draw:style-name="gr8" draw:layer="layout" svg:width="0.132cm" svg:height="0.225cm" svg:x="0.491cm" svg:y="0.667cm" svg:viewBox="0 0 133 226" draw:points="133,118 124,0 117,0 111,1 103,2 97,4 91,6 84,7 79,9 72,12 67,15 61,18 56,22 49,25 44,29 40,33 35,37 30,42 26,47 22,52 19,57 16,62 13,67 10,72 8,78 6,84 3,90 2,96 1,102 1,108 0,113 0,120 0,125 1,132 2,138 3,143 4,149 6,155 8,161 11,166 14,172 17,177 20,182 24,187 28,192 33,197 37,201 42,205 47,209 52,213 57,216 62,220 68,223 75,226">
            <text:p/>
          </draw:polygon>
          <draw:polyline draw:style-name="gr9" draw:layer="layout" svg:width="0.123cm" svg:height="0.225cm" svg:x="0.491cm" svg:y="0.667cm" svg:viewBox="0 0 124 226" draw:points="124,0 116,0 110,1 103,2 97,4 91,5 84,7 79,10 72,13 67,16 61,18 56,21 50,25 44,29 40,33 35,37 31,41 26,47 22,52 19,57 16,62 13,67 10,72 8,78 5,84 4,90 2,96 1,102 1,108 0,113 0,120 0,125 1,132 2,138 2,144 4,149 6,155 9,161 11,167 13,172 17,177 20,182 24,188 28,193 33,197 37,201 42,205 47,209 52,213 57,217 62,220 68,223 75,226">
            <text:p/>
          </draw:polyline>
          <draw:polygon draw:style-name="gr8" draw:layer="layout" svg:width="0.547cm" svg:height="0.13cm" svg:x="0.84cm" svg:y="0.976cm" svg:viewBox="0 0 548 131" draw:points="279,0 0,13 1,19 4,26 7,32 11,39 15,45 21,52 27,57 33,63 41,69 48,74 56,80 65,85 75,89 85,94 96,98 106,103 118,107 130,111 142,114 155,117 168,120 181,123 194,125 208,126 222,128 236,129 250,130 264,130 278,131 292,131 306,130 321,129 335,128 349,127 362,125 376,123 389,121 402,118 414,114 427,112 439,108 450,104 462,100 472,95 482,91 491,86 500,80 509,75 517,70 525,64 531,58 537,53 543,46 548,40">
            <text:p/>
          </draw:polygon>
          <draw:polyline draw:style-name="gr9" draw:layer="layout" svg:width="0.547cm" svg:height="0.117cm" svg:x="0.84cm" svg:y="0.989cm" svg:viewBox="0 0 548 118" draw:points="0,0 1,6 4,13 7,19 11,26 15,32 21,38 27,44 33,50 41,56 48,61 57,67 65,72 75,77 86,81 96,86 106,90 118,94 130,98 142,101 155,104 168,107 181,110 194,112 208,113 222,115 236,117 250,117 264,118 278,118 292,118 306,118 321,117 335,115 349,113 363,112 376,110 389,108 402,105 415,101 427,99 439,95 450,90 461,86 472,82 482,78 491,72 500,67 509,62 517,56 525,51 531,45 537,40 543,33 548,27">
            <text:p/>
          </draw:polyline>
        </draw:g>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svg:stroke-width="0.1cm" draw:fill-color="#ffffff"/>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dc:title>Cisco - WWW server</dc:title>
    <meta:creation-date>2011-02-07T16:45:10</meta:creation-date>
    <meta:editing-duration>P0D</meta:editing-duration>
    <meta:editing-cycles>1</meta:editing-cycles>
    <meta:document-statistic meta:object-count="48"/>
    <meta:generator>OpenOffice.org/3.3$Linux OpenOffice.org_project/330m20$Build-9567</meta:generator>
  </office:meta>
</office:document-meta>
</file>